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5.598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7" table:default-cell-style-name="ce9"/>
        <table:table-row table:style-name="ro1">
          <table:table-cell table:style-name="ce1" office:value-type="string" calcext:value-type="string" table:number-columns-spanned="7" table:number-rows-spanned="1">
            <text:p>Crimson UDP API</text:p>
          </table:table-cell>
          <table:covered-table-cell table:number-columns-repeated="2" table:style-name="ce10"/>
          <table:covered-table-cell table:number-columns-repeated="3" table:style-name="ce15"/>
          <table:covered-table-cell table:style-name="ce25"/>
          <table:table-cell table:number-columns-repeated="1017"/>
        </table:table-row>
        <table:table-row table:style-name="ro2">
          <table:table-cell table:style-name="ce2"/>
          <table:table-cell table:style-name="ce11" table:number-columns-repeated="2"/>
          <table:table-cell table:style-name="ce16" table:number-columns-repeated="3"/>
          <table:table-cell table:style-name="ce22"/>
          <table:table-cell table:style-name="ce16" table:number-columns-repeated="1017"/>
        </table:table-row>
        <table:table-row table:style-name="ro2">
          <table:table-cell table:style-name="ce3" office:value-type="string" calcext:value-type="string" table:number-columns-spanned="6" table:number-rows-spanned="1">
            <text:p>UDP Transaction (CSV)</text:p>
          </table:table-cell>
          <table:covered-table-cell table:number-columns-repeated="2" table:style-name="ce12"/>
          <table:covered-table-cell table:number-columns-repeated="2" table:style-name="ce17"/>
          <table:covered-table-cell table:style-name="ce21"/>
          <table:table-cell table:style-name="ce22"/>
          <table:table-cell table:style-name="ce16" table:number-columns-repeated="1017"/>
        </table:table-row>
        <table:table-row table:style-name="ro2">
          <table:table-cell table:style-name="ce4" office:value-type="string" calcext:value-type="string">
            <text:p>Transmit</text:p>
          </table:table-cell>
          <table:table-cell table:style-name="ce11" office:value-type="string" calcext:value-type="string" table:number-columns-spanned="2" table:number-rows-spanned="1">
            <text:p>Sequence Number</text:p>
          </table:table-cell>
          <table:covered-table-cell table:style-name="ce11"/>
          <table:table-cell table:style-name="ce16" office:value-type="string" calcext:value-type="string">
            <text:p>Operation</text:p>
          </table:table-cell>
          <table:table-cell table:style-name="ce16" office:value-type="string" calcext:value-type="string">
            <text:p>Property</text:p>
          </table:table-cell>
          <table:table-cell table:style-name="ce22" office:value-type="string" calcext:value-type="string">
            <text:p>[Data]</text:p>
          </table:table-cell>
          <table:table-cell table:style-name="ce22"/>
          <table:table-cell table:style-name="ce16" table:number-columns-repeated="1017"/>
        </table:table-row>
        <table:table-row table:style-name="ro2">
          <table:table-cell table:style-name="ce5" office:value-type="string" calcext:value-type="string">
            <text:p>Receive</text:p>
          </table:table-cell>
          <table:table-cell table:style-name="ce13" office:value-type="string" calcext:value-type="string" table:number-columns-spanned="2" table:number-rows-spanned="1">
            <text:p>Sequence Number</text:p>
          </table:table-cell>
          <table:covered-table-cell table:style-name="ce13"/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[Data]</text:p>
          </table:table-cell>
          <table:table-cell table:style-name="ce23"/>
          <table:table-cell table:style-name="ce22"/>
          <table:table-cell table:style-name="ce16" table:number-columns-repeated="1017"/>
        </table:table-row>
        <table:table-row table:style-name="ro2">
          <table:table-cell table:style-name="ce2"/>
          <table:table-cell table:style-name="ce11" table:number-columns-repeated="2"/>
          <table:table-cell table:style-name="ce16" table:number-columns-repeated="3"/>
          <table:table-cell table:style-name="ce22"/>
          <table:table-cell table:style-name="ce16" table:number-columns-repeated="1017"/>
        </table:table-row>
        <table:table-row table:style-name="ro2">
          <table:table-cell table:style-name="ce6" office:value-type="string" calcext:value-type="string" table:number-columns-spanned="4" table:number-rows-spanned="1">
            <text:p>Property Path</text:p>
          </table:table-cell>
          <table:covered-table-cell table:number-columns-repeated="2" table:style-name="ce14"/>
          <table:covered-table-cell table:style-name="ce19"/>
          <table:table-cell table:style-name="ce20" office:value-type="string" calcext:value-type="string">
            <text:p>Permissons</text:p>
          </table:table-cell>
          <table:table-cell table:style-name="ce24" office:value-type="string" calcext:value-type="string">
            <text:p>Poll Update</text:p>
          </table:table-cell>
          <table:table-cell table:style-name="ce26" office:value-type="string" calcext:value-type="string">
            <text:p>Functio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34">
            <text:p>TX</text:p>
          </table:table-cell>
          <table:table-cell table:style-name="ce7" office:value-type="string" calcext:value-type="string" table:number-columns-spanned="1" table:number-rows-spanned="18">
            <text:p>RF</text:p>
          </table:table-cell>
          <table:table-cell table:style-name="ce7" office:value-type="string" calcext:value-type="string" table:number-columns-spanned="1" table:number-rows-spanned="7">
            <text:p>DAC</text:p>
          </table:table-cell>
          <table:table-cell table:style-name="ce8" office:value-type="string" calcext:value-type="string">
            <text:p>MIX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DAC mixer. (1) Enable (0) Disable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NC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AC clock frequency (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PAP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ower amplification protection circuit (1) Enable, (0) Disable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NTERP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AC interpolation (factor) 0-15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DAC IC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QERR_GAI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gain adjust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QERR_PHAS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phase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5">
            <text:p>FREQ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RF chain to desired frequency (K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BAND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F band that was chosen after tuning (1) High, (0) Low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NA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Bypass the LNA (1) Bypass, (0) LNA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_BIA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djust I-bia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Q_BIA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djust Q-bias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8" office:value-type="string" calcext:value-type="string">
            <text:p>GAIN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RF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5">
            <text:p>BOAR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DUMP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7">
            <text:p>DSP</text:p>
          </table:table-cell>
          <table:table-cell table:style-name="ce7" office:value-type="string" calcext:value-type="string" table:number-columns-spanned="2" table:number-rows-spanned="1">
            <text:p>FREQ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DSP chain to desired frequency (K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DSP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ffective sample rate after interpolation (MSP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NCO_ADJ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ixing frequency adjust (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gain adjust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PHAS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phase adjust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DSP chain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T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T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TX DSP chain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T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TX Boar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3">
            <text:p>LINK</text:p>
          </table:table-cell>
          <table:table-cell table:style-name="ce7" office:value-type="string" calcext:value-type="string" table:number-columns-spanned="2" table:number-rows-spanned="1">
            <text:p>IFAC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treaming interface (10G) 10 Gigabit link, (1G) management port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OR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UDP port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AY_LE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treaming payload size (64-bit width)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style-name="ce8"/>
          <table:table-cell table:style-name="ce7" office:value-type="string" calcext:value-type="string" table:number-columns-spanned="3" table:number-rows-spanned="1">
            <text:p>PWR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ower of the DSP and RF chain (1) on, (0) off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7" office:value-type="string" calcext:value-type="string" table:number-columns-spanned="1" table:number-rows-spanned="37">
            <text:p>RX</text:p>
          </table:table-cell>
          <table:table-cell table:style-name="ce7" office:value-type="string" calcext:value-type="string" table:number-columns-spanned="1" table:number-rows-spanned="19">
            <text:p>RF</text:p>
          </table:table-cell>
          <table:table-cell table:style-name="ce7" office:value-type="string" calcext:value-type="string" table:number-columns-spanned="1" table:number-rows-spanned="9">
            <text:p>VGA</text:p>
          </table:table-cell>
          <table:table-cell table:style-name="ce8" office:value-type="string" calcext:value-type="string">
            <text:p>FREQ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the corner frequency of the VGA (Mhz)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BYPAS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Bypass the low pass filter on the VGA (1) bypass, (0) no bypass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GAIN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gain stage 1 (dB)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GAIN2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gain stage 2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GAIN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gain stage 3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PGAI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post amp gain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ATTEN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attenuation stage 1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ATTEN2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attenuation stage 2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ATTEN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attenuation stage 3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4">
            <text:p>FREQ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RF chain to desired frequency (K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BAND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F band that was chosen after tuning (1) High, (0) Low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NA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Bypass the LNA (1) Bypass, (0) LNA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VARAC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djust IQ phase (clk cycle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8" office:value-type="string" calcext:value-type="string">
            <text:p>GAIN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RF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5">
            <text:p>BOAR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DUMP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7">
            <text:p>DSP</text:p>
          </table:table-cell>
          <table:table-cell table:style-name="ce7" office:value-type="string" calcext:value-type="string" table:number-columns-spanned="2" table:number-rows-spanned="1">
            <text:p>FREQ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DSP chain to desired frequency (K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DSP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Effective sample rate after interpolation (MSP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NCO_ADJ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ixing frequency adjust (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gain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PHAS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phase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DSP chain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R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R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RX DSP chain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R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RX Boar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LINK</text:p>
          </table:table-cell>
          <table:table-cell table:style-name="ce7" office:value-type="string" calcext:value-type="string" table:number-columns-spanned="2" table:number-rows-spanned="1">
            <text:p>IFAC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treaming interface (10G) 10 Gigabit link, (1G) management por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OR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UDP port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P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MAC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AY_LE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treaming payload size (64-bit width)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3" table:number-rows-spanned="1">
            <text:p>PWR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ower of the DSP and RF chain (1) on, (0) off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16">
            <text:p>TIME</text:p>
          </table:table-cell>
          <table:table-cell table:style-name="ce7" office:value-type="string" calcext:value-type="string" table:number-columns-spanned="1" table:number-rows-spanned="3">
            <text:p>CLK</text:p>
          </table:table-cell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lock rate of the sample clock (M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PS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ulse per second, used for clock syncing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CUR_TIM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urrent time of Crimson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3">
            <text:p>SOURCE</text:p>
          </table:table-cell>
          <table:table-cell table:style-name="ce7" office:value-type="string" calcext:value-type="string" table:number-columns-spanned="2" table:number-rows-spanned="1">
            <text:p>VCO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VCO clock source (internal/external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YNC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ync clock source (internal/external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EF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f clock source (internal/external)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BOARD</text:p>
          </table:table-cell>
          <table:table-cell table:style-name="ce7" office:value-type="string" calcext:value-type="string" table:number-columns-spanned="2" table:number-rows-spanned="1">
            <text:p>STATUS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DUMP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ST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MP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LED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TIME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TIME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TIME DSP chai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TIME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TIME Board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20">
            <text:p>FPGA</text:p>
          </table:table-cell>
          <table:table-cell table:style-name="ce7" office:value-type="string" calcext:value-type="string" table:number-columns-spanned="1" table:number-rows-spanned="7">
            <text:p>BOARD</text:p>
          </table:table-cell>
          <table:table-cell table:style-name="ce7" office:value-type="string" calcext:value-type="string" table:number-columns-spanned="2" table:number-rows-spanned="1">
            <text:p>STATUS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DUMP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ST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MP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LED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FPGA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JESD_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JESD link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FPGA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FPGA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FPGA DSP chai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FPGA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FPGA Boar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8">
            <text:p>LINK</text:p>
          </table:table-cell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(10000) 10G, (1000) 1G / Management Port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2" table:number-rows-spanned="1">
            <text:p>LOOPBACK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Loopback mode (1) enable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1" table:number-rows-spanned="3">
            <text:p>SFPA</text:p>
          </table:table-cell>
          <table:table-cell table:style-name="ce8" office:value-type="string" calcext:value-type="string">
            <text:p>IP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of Crimson's SFPA port (255.255.255.255)/(FFFF:FFFF:FFFF:FFFF)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MAC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of Crimson's SFPA port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V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protocol version (1) IPV6 (0) IPV4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1" table:number-rows-spanned="3">
            <text:p>SFPB</text:p>
          </table:table-cell>
          <table:table-cell table:style-name="ce8" office:value-type="string" calcext:value-type="string">
            <text:p>IP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of Crimson's SFPA port (255.255.255.255)/(FFFF:FFFF:FFFF:FFFF)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MAC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of Crimson's SFPB port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8"/>
          <table:table-cell table:style-name="ce8" office:value-type="string" calcext:value-type="string">
            <text:p>V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protocol version (1) IPV6 (0) IPV4</text:p>
          </table:table-cell>
          <table:table-cell table:number-columns-repeated="1017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Bitstream Vera Sans" fo:language="en" fo:country="none" style:font-name-asian="Bitstream Vera Sans1" style:language-asian="zh" style:country-asian="CN" style:font-name-complex="Bitstream Vera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="5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 style:data-style-name="N2" text:time-value="15:42:27.858333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0:07:21.245364720</meta:creation-date>
    <dc:date>2015-01-09T21:45:45.436384191</dc:date>
    <meta:editing-duration>P2DT11H20M10S</meta:editing-duration>
    <meta:editing-cycles>36</meta:editing-cycles>
    <meta:generator>LibreOffice/4.2.5.2$Linux_X86_64 LibreOffice_project/420m0$Build-2</meta:generator>
    <meta:document-statistic meta:table-count="1" meta:cell-count="472" meta:object-count="0"/>
  </office:meta>
</office:document-meta>
</file>